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MSE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Alpha 1</text:p>
          </table:table-cell>
          <table:table-cell table:style-name="ce3" office:value-type="string" calcext:value-type="string">
            <text:p>Deg 2</text:p>
          </table:table-cell>
          <table:table-cell table:style-name="ce3" office:value-type="string" calcext:value-type="string">
            <text:p>Alpha 2</text:p>
          </table:table-cell>
          <table:table-cell table:style-name="ce3" office:value-type="string" calcext:value-type="string">
            <text:p>Deg 3</text:p>
          </table:table-cell>
          <table:table-cell table:style-name="ce3" office:value-type="string" calcext:value-type="string">
            <text:p>Alpha 3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table:style-name="Default" office:value-type="float" office:value="575.37795" calcext:value-type="float">
            <text:p>575.37795</text:p>
          </table:table-cell>
          <table:table-cell table:style-name="Default" office:value-type="float" office:value="0.000004" calcext:value-type="float">
            <text:p>0.000004</text:p>
          </table:table-cell>
          <table:table-cell office:value-type="float" office:value="592.073943" calcext:value-type="float">
            <text:p>592.073943</text:p>
          </table:table-cell>
          <table:table-cell office:value-type="float" office:value="56524.800002" calcext:value-type="float">
            <text:p>56524.800002</text:p>
          </table:table-cell>
          <table:table-cell office:value-type="float" office:value="584.5551" calcext:value-type="float">
            <text:p>584.5551</text:p>
          </table:table-cell>
          <table:table-cell office:value-type="float" office:value="107413500" calcext:value-type="float">
            <text:p>107413500</text:p>
          </table:table-cell>
          <table:table-cell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634371" calcext:value-type="float">
            <text:p>0.63437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505328" calcext:value-type="float">
            <text:p>0.505328</text:p>
          </table:table-cell>
          <table:table-cell office:value-type="float" office:value="419533.200002" calcext:value-type="float">
            <text:p>419533.200002</text:p>
          </table:table-cell>
          <table:table-cell office:value-type="float" office:value="0.455948" calcext:value-type="float">
            <text:p>0.455948</text:p>
          </table:table-cell>
          <table:table-cell office:value-type="float" office:value="218.403126" calcext:value-type="float">
            <text:p>218.403126</text:p>
          </table:table-cell>
          <table:table-cell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0.178702" calcext:value-type="float">
            <text:p>0.17870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188783" calcext:value-type="float">
            <text:p>0.188783</text:p>
          </table:table-cell>
          <table:table-cell office:value-type="float" office:value="13854310" calcext:value-type="float">
            <text:p>13854310</text:p>
          </table:table-cell>
          <table:table-cell office:value-type="float" office:value="0.1879962" calcext:value-type="float">
            <text:p>0.1879962</text:p>
          </table:table-cell>
          <table:table-cell office:value-type="float" office:value="110939300" calcext:value-type="float">
            <text:p>110939300</text:p>
          </table:table-cell>
          <table:table-cell/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24.206672" calcext:value-type="float">
            <text:p>24.2066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.373138" calcext:value-type="float">
            <text:p>10.373138</text:p>
          </table:table-cell>
          <table:table-cell office:value-type="float" office:value="217.600002" calcext:value-type="float">
            <text:p>217.600002</text:p>
          </table:table-cell>
          <table:table-cell office:value-type="float" office:value="5.236308" calcext:value-type="float">
            <text:p>5.236308</text:p>
          </table:table-cell>
          <table:table-cell office:value-type="float" office:value="52.800002" calcext:value-type="float">
            <text:p>52.800002</text:p>
          </table:table-cell>
          <table:table-cell/>
        </table:table-row>
        <table:table-row table:style-name="ro1">
          <table:table-cell office:value-type="string" calcext:value-type="string">
            <text:p>Plastic</text:p>
          </table:table-cell>
          <table:table-cell office:value-type="float" office:value="1.510579" calcext:value-type="float">
            <text:p>1.510579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1.5232" calcext:value-type="float">
            <text:p>1.5232</text:p>
          </table:table-cell>
          <table:table-cell office:value-type="float" office:value="26252.800002" calcext:value-type="float">
            <text:p>26252.800002</text:p>
          </table:table-cell>
          <table:table-cell office:value-type="float" office:value="1.468035" calcext:value-type="float">
            <text:p>1.468035</text:p>
          </table:table-cell>
          <table:table-cell office:value-type="float" office:value="25.625002" calcext:value-type="float">
            <text:p>25.625002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MAE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ce2" office:value-type="string" calcext:value-type="string">
            <text:p>Datatse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Alpha 1</text:p>
          </table:table-cell>
          <table:table-cell table:style-name="ce3" office:value-type="string" calcext:value-type="string">
            <text:p>Deg 2</text:p>
          </table:table-cell>
          <table:table-cell table:style-name="ce3" office:value-type="string" calcext:value-type="string">
            <text:p>Alpha 2</text:p>
          </table:table-cell>
          <table:table-cell table:style-name="ce3" office:value-type="string" calcext:value-type="string">
            <text:p>Deg 3</text:p>
          </table:table-cell>
          <table:table-cell table:style-name="ce3" office:value-type="string" calcext:value-type="string">
            <text:p>Alpha 3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397.714181" calcext:value-type="float">
            <text:p>397.714181</text:p>
          </table:table-cell>
          <table:table-cell office:value-type="float" office:value="65536" calcext:value-type="float">
            <text:p>65536</text:p>
          </table:table-cell>
          <table:table-cell office:value-type="float" office:value="401.655189" calcext:value-type="float">
            <text:p>401.655189</text:p>
          </table:table-cell>
          <table:table-cell office:value-type="float" office:value="59801.600002" calcext:value-type="float">
            <text:p>59801.600002</text:p>
          </table:table-cell>
          <table:table-cell office:value-type="float" office:value="397.745854" calcext:value-type="float">
            <text:p>397.745854</text:p>
          </table:table-cell>
          <table:table-cell office:value-type="float" office:value="420352.000002" calcext:value-type="float">
            <text:p>420352.000002</text:p>
          </table:table-cell>
          <table:table-cell table:style-name="ce4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47644" calcext:value-type="float">
            <text:p>0.47644</text:p>
          </table:table-cell>
          <table:table-cell office:value-type="float" office:value="4" calcext:value-type="float">
            <text:p>4</text:p>
          </table:table-cell>
          <table:table-cell office:value-type="float" office:value="0.401606" calcext:value-type="float">
            <text:p>0.401606</text:p>
          </table:table-cell>
          <table:table-cell office:value-type="float" office:value="419841.600002" calcext:value-type="float">
            <text:p>419841.600002</text:p>
          </table:table-cell>
          <table:table-cell office:value-type="float" office:value="0.353695" calcext:value-type="float">
            <text:p>0.353695</text:p>
          </table:table-cell>
          <table:table-cell office:value-type="float" office:value="52441.600002" calcext:value-type="float">
            <text:p>52441.600002</text:p>
          </table:table-cell>
          <table:table-cell table:style-name="ce4"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0.139492" calcext:value-type="float">
            <text:p>0.139492</text:p>
          </table:table-cell>
          <table:table-cell office:value-type="float" office:value="65536" calcext:value-type="float">
            <text:p>65536</text:p>
          </table:table-cell>
          <table:table-cell office:value-type="float" office:value="0.147961" calcext:value-type="float">
            <text:p>0.147961</text:p>
          </table:table-cell>
          <table:table-cell office:value-type="float" office:value="6710886" calcext:value-type="float">
            <text:p>6710886</text:p>
          </table:table-cell>
          <table:table-cell office:value-type="float" office:value="0.1480013" calcext:value-type="float">
            <text:p>0.1480013</text:p>
          </table:table-cell>
          <table:table-cell office:value-type="float" office:value="3460301" calcext:value-type="float">
            <text:p>3460301</text:p>
          </table:table-cell>
          <table:table-cell table:style-name="ce4"/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15.894284" calcext:value-type="float">
            <text:p>15.8942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.439135" calcext:value-type="float">
            <text:p>6.439135</text:p>
          </table:table-cell>
          <table:table-cell office:value-type="float" office:value="1356.8" calcext:value-type="float">
            <text:p>1356.8</text:p>
          </table:table-cell>
          <table:table-cell office:value-type="float" office:value="2.816814" calcext:value-type="float">
            <text:p>2.816814</text:p>
          </table:table-cell>
          <table:table-cell office:value-type="float" office:value="12.800003" calcext:value-type="float">
            <text:p>12.800003</text:p>
          </table:table-cell>
          <table:table-cell table:style-name="ce4"/>
        </table:table-row>
        <table:table-row table:style-name="ro1">
          <table:table-cell office:value-type="string" calcext:value-type="string">
            <text:p>Plastic</text:p>
          </table:table-cell>
          <table:table-cell office:value-type="float" office:value="1.234517" calcext:value-type="float">
            <text:p>1.234517</text:p>
          </table:table-cell>
          <table:table-cell office:value-type="float" office:value="64" calcext:value-type="float">
            <text:p>64</text:p>
          </table:table-cell>
          <table:table-cell office:value-type="float" office:value="1.219512" calcext:value-type="float">
            <text:p>1.219512</text:p>
          </table:table-cell>
          <table:table-cell office:value-type="float" office:value="26368.000001" calcext:value-type="float">
            <text:p>26368.000001</text:p>
          </table:table-cell>
          <table:table-cell office:value-type="float" office:value="1.160367" calcext:value-type="float">
            <text:p>1.160367</text:p>
          </table:table-cell>
          <table:table-cell office:value-type="float" office:value="0.262501" calcext:value-type="float">
            <text:p>0.262501</text:p>
          </table:table-cell>
          <table:table-cell table:style-name="ce4"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Coefficient of Determination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Alpha 1</text:p>
          </table:table-cell>
          <table:table-cell table:style-name="ce3" office:value-type="string" calcext:value-type="string">
            <text:p>Deg 2</text:p>
          </table:table-cell>
          <table:table-cell table:style-name="ce3" office:value-type="string" calcext:value-type="string">
            <text:p>Alpha 2</text:p>
          </table:table-cell>
          <table:table-cell table:style-name="ce3" office:value-type="string" calcext:value-type="string">
            <text:p>Deg 3</text:p>
          </table:table-cell>
          <table:table-cell table:style-name="ce3" office:value-type="string" calcext:value-type="string">
            <text:p>Alpha 3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738707" calcext:value-type="float">
            <text:p>0.73870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733629" calcext:value-type="float">
            <text:p>0.733629</text:p>
          </table:table-cell>
          <table:table-cell office:value-type="float" office:value="56524.800002" calcext:value-type="float">
            <text:p>56524.800002</text:p>
          </table:table-cell>
          <table:table-cell office:value-type="float" office:value="0.7392552" calcext:value-type="float">
            <text:p>0.7392552</text:p>
          </table:table-cell>
          <table:table-cell office:value-type="float" office:value="107413500" calcext:value-type="float">
            <text:p>107413500</text:p>
          </table:table-cell>
          <table:table-cell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319099" calcext:value-type="float">
            <text:p>0.319099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1546" calcext:value-type="float">
            <text:p>0.361546</text:p>
          </table:table-cell>
          <table:table-cell office:value-type="float" office:value="419533.200002" calcext:value-type="float">
            <text:p>419533.200002</text:p>
          </table:table-cell>
          <table:table-cell office:value-type="float" office:value="0.502298" calcext:value-type="float">
            <text:p>0.502298</text:p>
          </table:table-cell>
          <table:table-cell office:value-type="float" office:value="218.403126" calcext:value-type="float">
            <text:p>218.403126</text:p>
          </table:table-cell>
          <table:table-cell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5585534" calcext:value-type="float">
            <text:p>0.005585534</text:p>
          </table:table-cell>
          <table:table-cell office:value-type="float" office:value="13854310" calcext:value-type="float">
            <text:p>13854310</text:p>
          </table:table-cell>
          <table:table-cell office:value-type="float" office:value="0.0135185" calcext:value-type="float">
            <text:p>0.0135185</text:p>
          </table:table-cell>
          <table:table-cell office:value-type="float" office:value="110939300" calcext:value-type="float">
            <text:p>110939300</text:p>
          </table:table-cell>
          <table:table-cell/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0.662978" calcext:value-type="float">
            <text:p>0.662978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949986" calcext:value-type="float">
            <text:p>0.949986</text:p>
          </table:table-cell>
          <table:table-cell office:value-type="float" office:value="217.600002" calcext:value-type="float">
            <text:p>217.600002</text:p>
          </table:table-cell>
          <table:table-cell office:value-type="float" office:value="0.98753" calcext:value-type="float">
            <text:p>0.98753</text:p>
          </table:table-cell>
          <table:table-cell office:value-type="float" office:value="52.800002" calcext:value-type="float">
            <text:p>52.800002</text:p>
          </table:table-cell>
          <table:table-cell/>
        </table:table-row>
        <table:table-row table:style-name="ro1">
          <table:table-cell office:value-type="string" calcext:value-type="string">
            <text:p>Plastic</text:p>
          </table:table-cell>
          <table:table-cell office:value-type="float" office:value="0.790441" calcext:value-type="float">
            <text:p>0.79044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800643" calcext:value-type="float">
            <text:p>0.800643</text:p>
          </table:table-cell>
          <table:table-cell office:value-type="float" office:value="26252.800002" calcext:value-type="float">
            <text:p>26252.800002</text:p>
          </table:table-cell>
          <table:table-cell office:value-type="float" office:value="0.814724" calcext:value-type="float">
            <text:p>0.814724</text:p>
          </table:table-cell>
          <table:table-cell office:value-type="float" office:value="25.625002" calcext:value-type="float">
            <text:p>25.6250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7:13:12.509692323</meta:creation-date>
    <dc:date>2024-01-30T17:58:03.866675596</dc:date>
    <meta:editing-duration>PT24M30S</meta:editing-duration>
    <meta:editing-cycles>6</meta:editing-cycles>
    <meta:generator>LibreOffice/7.3.7.2$Linux_X86_64 LibreOffice_project/30$Build-2</meta:generator>
    <meta:document-statistic meta:table-count="1" meta:cell-count="129" meta:object-count="0"/>
  </office:meta>
</office:document-meta>
</file>